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atin Modern Mono Light Cond" svg:font-family="'Latin Modern Mono Light Cond'" style:font-pitch="fixed"/>
    <style:font-face style:name="Chandas" svg:font-family="Chandas" style:font-pitch="variable"/>
    <style:font-face style:name="Gubbi" svg:font-family="Gubbi" style:font-pitch="variable"/>
    <style:font-face style:name="KacstPoster" svg:font-family="KacstPoster" style:font-pitch="variable"/>
    <style:font-face style:name="Manjari Thin" svg:font-family="'Manjari Thin'" style:font-pitch="variable"/>
    <style:font-face style:name="Ubuntu Condensed" svg:font-family="'Ubuntu Condensed'"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text-properties style:font-name="Ubuntu Condensed" officeooo:paragraph-rsid="002146ec"/>
    </style:style>
    <style:style style:name="P2" style:family="paragraph" style:parent-style-name="Standard" style:list-style-name="L1">
      <style:text-properties style:font-name="Ubuntu Condensed" officeooo:paragraph-rsid="0021d866"/>
    </style:style>
    <style:style style:name="P3" style:family="paragraph" style:parent-style-name="Standard" style:list-style-name="L1">
      <style:text-properties style:font-name="Ubuntu Condensed" officeooo:paragraph-rsid="00229c1e"/>
    </style:style>
    <style:style style:name="P4" style:family="paragraph" style:parent-style-name="Standard" style:list-style-name="L1">
      <style:text-properties style:font-name="Ubuntu Condensed" officeooo:rsid="002146ec" officeooo:paragraph-rsid="002146ec"/>
    </style:style>
    <style:style style:name="P5" style:family="paragraph" style:parent-style-name="Standard" style:list-style-name="L1">
      <style:text-properties style:font-name="Ubuntu Condensed" officeooo:rsid="002146ec" officeooo:paragraph-rsid="0021d866"/>
    </style:style>
    <style:style style:name="P6" style:family="paragraph" style:parent-style-name="Standard">
      <style:text-properties style:font-name="Ubuntu Condensed" officeooo:rsid="002146ec" officeooo:paragraph-rsid="002146ec"/>
    </style:style>
    <style:style style:name="P7" style:family="paragraph" style:parent-style-name="Standard" style:list-style-name="L1">
      <style:text-properties style:font-name="Ubuntu Condensed" officeooo:rsid="0021d866" officeooo:paragraph-rsid="0021d866"/>
    </style:style>
    <style:style style:name="T1" style:family="text">
      <style:text-properties officeooo:rsid="002146ec"/>
    </style:style>
    <style:style style:name="T2" style:family="text">
      <style:text-properties officeooo:rsid="0021d866"/>
    </style:style>
    <style:style style:name="T3" style:family="text">
      <style:text-properties officeooo:rsid="00229c1e"/>
    </style:style>
    <style:style style:name="T4" style:family="text">
      <style:text-properties officeooo:rsid="0023852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496964393" text:style-name="L1">
        <text:list-item>
          <text:p text:style-name="P1"><text:span text:style-name="T1">Als een Louise wil ik gerechten kunnen toevoegen, zodat ik niet elke dag dezelfde informatie moet ingeven. (+ CRUD gerechten)<text:line-break/></text:span></text:p>
        </text:list-item>
        <text:list-item>
          <text:p text:style-name="P4">Als een Louise wil ik ingrediënten kunnen toevoegen, zodat berekeningen gemaakt kunnen worden acro<text:span text:style-name="T4">s</text:span>s gerechten. (+ CRUD ingrediënten)<text:line-break/></text:p>
        </text:list-item>
        <text:list-item>
          <text:p text:style-name="P1"><text:span text:style-name="T1">Als een Louise wil ik maaltijden kunnen loggen, zodat ik een volledige geschiedenis heb van wat ik heb gegeten. (+ CRUD maaltijden)<text:line-break/></text:span></text:p>
        </text:list-item>
        <text:list-item>
          <text:p text:style-name="P1"><text:span text:style-name="T1">Als een Louise wil ik een mealplan kunnen maken op basis van (ingrediënt)suggesties, zodat ik zeker kan zijn dat ik optimaal gebruik maak van de suggesties door zo veel mogelijk ingrediënten te gebruiken.<text:line-break/></text:span></text:p>
        </text:list-item>
        <text:list-item>
          <text:p text:style-name="P4">Als een Louise wil ik statistieken kunnen bekijken over gerechten/ingrediënten, zodat ik weet welke recepten het meest gegeten worden en welke ingrediënten meer gegeten zouden moeten worden, bijvoorbeeld.<text:line-break/></text:p>
        </text:list-item>
        <text:list-item>
          <text:p text:style-name="P5">Als een Louise wil ik recepten kunnen schrijven voor gerechten, zodat ik een centrale plaats heb voor al mijn <text:span text:style-name="T2">recepten. (+ CRUD recepten)<text:line-break/></text:span></text:p>
        </text:list-item>
        <text:list-item>
          <text:p text:style-name="P5"><text:span text:style-name="T2">Als een Louise wil ik op een snelle manier een boodschappenlijstje kunnen schrijven voor een gerecht/recept, zodat ik exact weet hoeveel het gerecht kost per portie en wat ik moet kopen in de winkel. (+ CRUD boodschappenlijstje)<text:line-break/></text:span></text:p>
        </text:list-item>
        <text:list-item>
          <text:p text:style-name="P7">Als een Louise wil ik boodschappenlijstjes kunnen genereren voor een mealplan, zodat ik makkelijk wekelijkse boodschappen kan gaan doen.<text:line-break/></text:p>
        </text:list-item>
        <text:list-item>
          <text:p text:style-name="P2"><text:span text:style-name="T2">Als een Louise wil ik een boodschappenlijstje automatisch in een Google Keep notitie krijgen, zodat ik het lijstje op mijn gsm kan raadplegen.<text:line-break/></text:span></text:p>
        </text:list-item>
        <text:list-item>
          <text:p text:style-name="P3"><text:span text:style-name="T2">Als een Louise wil ik de boodschappenlijstjes gesorteerd hebben op plaats in de winkel, zodat het winkelen sneller kan gaan.<text:line-break/></text:span></text:p>
        </text:list-item>
        <text:list-item>
          <text:p text:style-name="P3"><text:span text:style-name="T3">Als een Louise wil ik de prijs van een recept automatisch berekenen op basis van het boodschappenlijstje, zodat ik weet wat de dure en minder dure recepten zijn.</text:span><text:span text:style-name="T2"><text:line-break/></text:span></text:p>
        </text:list-item>
        <text:list-item>
          <text:p text:style-name="P7">Als een Louise wil ik ingrediënten van een recept automatisch laten invullen van het boodschappenlijstje, zodat ik minder manueel moet ingeven bij het schrijven van het recept.<text:line-break/></text:p>
        </text:list-item>
        <text:list-item>
          <text:p text:style-name="P7">Als een Louise wil ik een mealplan in mijn Google calendar kunnen zetten, zodat ik weet op welke dagen ik welke gerechten moet koken.<text:line-break/></text:p>
        </text:list-item>
        <text:list-item>
          <text:p text:style-name="P2"><text:span text:style-name="T2">Als een Louise wil ik notificaties van een mealplan in mijn Google calendar kunnen zetten, zodat ik weet wanneer ik dingen op voorhand moet doen voor een recept (zoals bv. bonen weken of tofu persen).<text:line-break/></text:span></text:p>
        </text:list-item>
        <text:list-item>
          <text:p text:style-name="P7">Als een Louise wil ik snel een kookboek kunnen genereren van (een gekozen selectie van) de recepten die ik heb geschreven, in de opmaak dat ik wil, zodat ik het eventueel kan printen of doorsturen.<text:line-break/></text:p>
        </text:list-item>
        <text:list-item>
          <text:p text:style-name="P7"><text:soft-page-break/>Als een Louise wil ik zien welke ingrediënten er in een gerecht zitten als ik een maaltijd wil loggen, zodat ik weet dat ik de juiste informatie ingeef.<text:line-break/></text:p>
        </text:list-item>
        <text:list-item>
          <text:p text:style-name="P7">Als een Louise wil ik een maaltijd kunnen markeren als restjes eten, zodat een accuraat beeld kan gemaakt worden over de frequentie van het eten van een gerecht zonder dat gerechten met grote porties artificieel vaak gegeten worden.<text:line-break/></text:p>
        </text:list-item>
        <text:list-item>
          <text:p text:style-name="P2"><text:span text:style-name="T2">Als een Louise wil ik variaties maken op gerechten op een simpele manier (bv. gerecht dupliceren en dan aanpassen), zodat ik niet moet onthouden wat alle ingrediënten van het originele gerecht waren om gewoon een kleine aanpassing te doen (zoals bijvoorbeeld pasta in rijst veranderen of paprika toevoegen).<text:line-break/></text:span></text:p>
        </text:list-item>
        <text:list-item>
          <text:p text:style-name="P7">Als een Louise wil ik dat gerecht variaties gelinkt zijn, zodat gelinkte gerechten gedeelde maar ook aparte statistieken kunnen hebben.</text:p>
        </text:list-item>
      </text:list>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atin Modern Mono Light Cond" svg:font-family="'Latin Modern Mono Light Cond'" style:font-pitch="fixed"/>
    <style:font-face style:name="Chandas" svg:font-family="Chandas" style:font-pitch="variable"/>
    <style:font-face style:name="Gubbi" svg:font-family="Gubbi" style:font-pitch="variable"/>
    <style:font-face style:name="KacstPoster" svg:font-family="KacstPoster" style:font-pitch="variable"/>
    <style:font-face style:name="Manjari Thin" svg:font-family="'Manjari Thin'" style:font-pitch="variable"/>
    <style:font-face style:name="Ubuntu Condensed" svg:font-family="'Ubuntu Condensed'"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03T18:26:59.322383115</meta:creation-date>
    <meta:generator>LibreOffice/6.4.7.2$Linux_X86_64 LibreOffice_project/40$Build-2</meta:generator>
    <dc:date>2022-08-03T19:00:51.124285105</dc:date>
    <meta:editing-duration>PT22M25S</meta:editing-duration>
    <meta:editing-cycles>3</meta:editing-cycles>
    <meta:document-statistic meta:table-count="0" meta:image-count="0" meta:object-count="0" meta:page-count="2" meta:paragraph-count="19" meta:word-count="545" meta:character-count="3323" meta:non-whitespace-character-count="2798"/>
  </office:meta>
</office:document-meta>
</file>